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089767"/>
    </style:style>
    <style:style style:name="P2" style:family="paragraph" style:parent-style-name="List_20_Paragraph">
      <style:text-properties officeooo:paragraph-rsid="0009b49e"/>
    </style:style>
    <style:style style:name="P3" style:family="paragraph" style:parent-style-name="List_20_Paragraph">
      <style:text-properties officeooo:rsid="000b3a7d" officeooo:paragraph-rsid="000b3a7d"/>
    </style:style>
    <style:style style:name="P4" style:family="paragraph" style:parent-style-name="List_20_Paragraph">
      <style:text-properties officeooo:rsid="000b3a7d" officeooo:paragraph-rsid="000b3a7d"/>
    </style:style>
    <style:style style:name="P5" style:family="paragraph" style:parent-style-name="List_20_Paragraph">
      <style:text-properties officeooo:rsid="000b3a7d" officeooo:paragraph-rsid="000d31b0"/>
    </style:style>
    <style:style style:name="P6" style:family="paragraph" style:parent-style-name="List_20_Paragraph">
      <style:text-properties officeooo:rsid="000df19a" officeooo:paragraph-rsid="000df19a"/>
    </style:style>
    <style:style style:name="T1" style:family="text">
      <style:text-properties officeooo:rsid="0009b49e"/>
    </style:style>
    <style:style style:name="T2" style:family="text">
      <style:text-properties officeooo:rsid="000d31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teroides thetaiotaomicron - <text:a xlink:type="simple" xlink:href="http://www.ncbi.nlm.nih.gov/Taxonomy/Browser/wwwtax.cgi?mode=Info&amp;id=226186" text:style-name="Internet_20_link" text:visited-style-name="Visited_20_Internet_20_Link">226186</text:a></text:p>
      <text:p text:style-name="P2">Escherichia coli – <text:a xlink:type="simple" xlink:href="http://www.ncbi.nlm.nih.gov/Taxonomy/Browser/wwwtax.cgi?mode=Info&amp;id=155864" text:style-name="Internet_20_link" text:visited-style-name="Visited_20_Internet_20_Link">155864</text:a></text:p>
      <text:p text:style-name="P2">Thermotoga maritima - <text:a xlink:type="simple" xlink:href="http://www.ncbi.nlm.nih.gov/Taxonomy/Browser/wwwtax.cgi?mode=Info&amp;id=243274" text:style-name="Internet_20_link" text:visited-style-name="Visited_20_Internet_20_Link">243274</text:a></text:p>
      <text:p text:style-name="P2">Saccharomyces cerevisiae – <text:a xlink:type="simple" xlink:href="http://www.ncbi.nlm.nih.gov/Taxonomy/Browser/wwwtax.cgi?mode=Info&amp;id=4932" text:style-name="Internet_20_link" text:visited-style-name="Visited_20_Internet_20_Link">4932</text:a></text:p>
      <text:p text:style-name="P2">Nitrococcus mobilis Nb-231- <text:a xlink:type="simple" xlink:href="http://www.ncbi.nlm.nih.gov/Taxonomy/Browser/wwwtax.cgi?mode=Info&amp;id=314278" text:style-name="Internet_20_link" text:visited-style-name="Visited_20_Internet_20_Link">314278</text:a> *<text:span text:style-name="T1">WE USE THIS ONE SINCE Spiribacter curvatus WAS NOT PRESENT IN DB</text:span></text:p>
      <text:p text:style-name="P2"/>
      <text:p text:style-name="P3">gz<text:span text:style-name="T2">i</text:span>p -cd protein.links.v10.5.txt.gz | grep "^243274\." &gt; Thermotoga maritima</text:p>
      <text:p text:style-name="P3">gzip -cd protein.links.v10.5.txt.gz | grep "^155864\." &gt; Escherichia_coli</text:p>
      <text:p text:style-name="P3">gzip -cd protein.links.v10.5.txt.gz | grep "^4932\." &gt; Saccharomyces cerevisiae </text:p>
      <text:p text:style-name="P5">gzip -cd protein.links.v10.5.txt.gz | grep "^<text:span text:style-name="T2">226186</text:span>\." &gt; Bacteroides_thetaiotaomicron</text:p>
      <text:p text:style-name="P5">gzip -cd protein.links.v10.5.txt.gz | grep "^4932\." &gt; Saccharomyces cerevisiae</text:p>
      <text:p text:style-name="P3"/>
      <text:p text:style-name="P6">calc avg con. </text:p>
      <text:p text:style-name="P6">Plot scatr. - LOG scALE x axis node degree number of conncections for group of prot. / how many has it </text:p>
      <text:p text:style-name="P6">3. just eukaryotes – lab 2 – prot vs sacharomyces proteom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4:01:45.225545607</meta:creation-date>
    <dc:date>2018-05-23T15:06:03.156167569</dc:date>
    <meta:editing-duration>PT38M1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06" meta:character-count="789" meta:non-whitespace-character-count="688"/>
  </office:meta>
</office:document-meta>
</file>